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hr geehrte Damen und Herren,</text:p>
      <text:p text:style-name="P1"/>
      <text:p text:style-name="P1">hiermit möchten wir Sie herzlich zu unserer ersten Meilensteinsitzung zu unserem Projekt „Datenerfassung- und -abstraktion von Industrieanlagen mittels OPC-UA“ einladen. </text:p>
      <text:p text:style-name="P1"/>
      <text:p text:style-name="P1">Datum:<text:tab/>25.10.2019</text:p>
      <text:p text:style-name="P1">Uhrzeit: <text:tab/>10:00 – 10:40 Uhr</text:p>
      <text:p text:style-name="P1">Ort: <text:tab/><text:tab/>Rudolf-Diesel-Fachschule Nürnberg</text:p>
      <text:p text:style-name="P1">Raum:<text:tab/></text:p>
      <text:p text:style-name="P1"/>
      <text:p text:style-name="P1"><text:span text:style-name="T1">Agenda</text:span>:</text:p>
      <text:p text:style-name="P1"/>
      <text:p text:style-name="P1">TOP 1: Vorstellung des Projektthemas</text:p>
      <text:p text:style-name="P1">TOP 2: Vorstellung der erreichten Teilziele</text:p>
      <text:p text:style-name="P1">TOP 3: Vorstellung der Zeitplanung</text:p>
      <text:p text:style-name="P1">TOP 4: SOLL-IST-Analyse</text:p>
      <text:p text:style-name="P1">TOP 5: Weiteres Vorgehen und Ausblick</text:p>
      <text:p text:style-name="P1">TOP 6: Offene Fragerunde</text:p>
      <text:p text:style-name="P1"/>
      <text:p text:style-name="P1">Geladene Teilnehmer: Markus Hofmann, Johannes Köppel</text:p>
      <text:p text:style-name="P1"/>
      <text:p text:style-name="P1">Wir würden uns sehr freuen Sie zu unserem Vortrag begrüßen zu dürfen. Außerdem bitten wir Sie um eine kurze Rückbestätigung des Termins.</text:p>
      <text:p text:style-name="P1">Bleiben sie neugierig! </text:p>
      <text:p text:style-name="P1"/>
      <text:p text:style-name="P1">Mit freundlichen Grüßen</text:p>
      <text:p text:style-name="P1"/>
      <text:p text:style-name="P1">Michael Mölle, Ondrej Hrub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Mölle</meta:initial-creator>
    <meta:creation-date>2019-10-11T10:08:09.39</meta:creation-date>
    <dc:date>2019-10-16T17:09:19.14</dc:date>
    <dc:creator>Michael Mölle</dc:creator>
    <meta:editing-duration>PT4H15M56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18" meta:word-count="104" meta:character-count="755"/>
  </office:meta>
</office:document-meta>
</file>